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size="14pt" officeooo:rsid="0018fc8b" officeooo:paragraph-rsid="001a0a27" style:font-size-asian="14pt" style:font-size-complex="14pt"/>
    </style:style>
    <style:style style:name="P2" style:family="paragraph" style:parent-style-name="Standard" style:list-style-name="L2">
      <style:paragraph-properties fo:text-align="justify" style:justify-single-word="false"/>
      <style:text-properties fo:font-size="14pt" fo:font-weight="bold" officeooo:rsid="0042be8f" officeooo:paragraph-rsid="0042be8f" style:font-size-asian="14pt" style:font-weight-asian="bold" style:font-size-complex="14pt" style:font-weight-complex="bold"/>
    </style:style>
    <style:style style:name="P3" style:family="paragraph" style:parent-style-name="Standard" style:list-style-name="L2">
      <style:paragraph-properties fo:text-align="justify" style:justify-single-word="false"/>
      <style:text-properties fo:font-size="14pt" fo:font-weight="bold" officeooo:rsid="0042be8f" officeooo:paragraph-rsid="004a10ea" style:font-size-asian="14pt" style:font-weight-asian="bold" style:font-size-complex="14pt" style:font-weight-complex="bold"/>
    </style:style>
    <style:style style:name="P4" style:family="paragraph" style:parent-style-name="Standard" style:list-style-name="L2">
      <style:paragraph-properties fo:text-align="justify" style:justify-single-word="false"/>
      <style:text-properties style:font-name="Liberation Serif" fo:font-size="14pt" fo:font-weight="bold" officeooo:rsid="003839d2" officeooo:paragraph-rsid="003839d2" style:font-size-asian="14pt" style:font-weight-asian="bold" style:font-size-complex="14pt" style:font-weight-complex="bold"/>
    </style:style>
    <style:style style:name="P5" style:family="paragraph" style:parent-style-name="Standard" style:list-style-name="L2">
      <style:paragraph-properties fo:text-align="justify" style:justify-single-word="false"/>
      <style:text-properties style:font-name="Liberation Serif" officeooo:rsid="000fe4de" officeooo:paragraph-rsid="000fe4de"/>
    </style:style>
    <style:style style:name="P6" style:family="paragraph" style:parent-style-name="Standard">
      <style:paragraph-properties fo:text-align="justify" style:justify-single-word="false"/>
      <style:text-properties style:font-name="Liberation Serif" officeooo:paragraph-rsid="000fe4de"/>
    </style:style>
    <style:style style:name="P7" style:family="paragraph" style:parent-style-name="Standard" style:list-style-name="L2">
      <style:paragraph-properties fo:text-align="justify" style:justify-single-word="false"/>
      <style:text-properties officeooo:rsid="000fe4de" officeooo:paragraph-rsid="000fe4de"/>
    </style:style>
    <style:style style:name="P8" style:family="paragraph" style:parent-style-name="Standard" style:list-style-name="L2">
      <loext:graphic-properties draw:fill="none"/>
      <style:paragraph-properties fo:text-align="justify" style:justify-single-word="false" fo:background-color="transparent"/>
      <style:text-properties fo:font-size="10pt" officeooo:rsid="004745ed" officeooo:paragraph-rsid="004c6e87" style:font-size-asian="10pt" style:font-size-complex="10pt"/>
    </style:style>
    <style:style style:name="P9" style:family="paragraph" style:parent-style-name="Standard">
      <style:paragraph-properties fo:text-align="justify" style:justify-single-word="false"/>
      <style:text-properties officeooo:rsid="0045a563" officeooo:paragraph-rsid="004cee09"/>
    </style:style>
    <style:style style:name="P10" style:family="paragraph" style:parent-style-name="Standard">
      <loext:graphic-properties draw:fill="none"/>
      <style:paragraph-properties fo:text-align="justify" style:justify-single-word="false" fo:background-color="transparent"/>
      <style:text-properties style:font-name="Liberation Serif" fo:font-size="10pt" officeooo:rsid="004745ed" officeooo:paragraph-rsid="00538218" style:font-size-asian="10pt" style:font-size-complex="10pt"/>
    </style:style>
    <style:style style:name="P11" style:family="paragraph" style:parent-style-name="Standard" style:list-style-name="L2">
      <loext:graphic-properties draw:fill="none"/>
      <style:paragraph-properties fo:text-align="justify" style:justify-single-word="false" fo:background-color="transparent"/>
      <style:text-properties style:font-name="Liberation Serif" fo:font-size="14pt" officeooo:rsid="0059871f" officeooo:paragraph-rsid="0059871f" style:font-size-asian="14pt" style:font-size-complex="14pt"/>
    </style:style>
    <style:style style:name="P12" style:family="paragraph" style:parent-style-name="Standard" style:list-style-name="L2">
      <loext:graphic-properties draw:fill="none"/>
      <style:paragraph-properties fo:text-align="justify" style:justify-single-word="false" fo:background-color="transparent"/>
      <style:text-properties style:font-name="Liberation Serif" fo:font-size="14pt" officeooo:rsid="0059871f" officeooo:paragraph-rsid="00651866" style:font-size-asian="14pt" style:font-size-complex="14pt"/>
    </style:style>
    <style:style style:name="P13" style:family="paragraph" style:parent-style-name="Standard">
      <loext:graphic-properties draw:fill="none"/>
      <style:paragraph-properties fo:text-align="justify" style:justify-single-word="false" fo:background-color="transparent"/>
      <style:text-properties style:font-name="Liberation Serif" fo:font-size="14pt" officeooo:rsid="0059871f" officeooo:paragraph-rsid="0059871f" style:font-size-asian="14pt" style:font-size-complex="14pt"/>
    </style:style>
    <style:style style:name="P14" style:family="paragraph" style:parent-style-name="Standard" style:list-style-name="L2">
      <loext:graphic-properties draw:fill="none"/>
      <style:paragraph-properties fo:text-align="justify" style:justify-single-word="false" fo:background-color="transparent"/>
      <style:text-properties style:font-name="Liberation Serif" fo:font-size="14pt" officeooo:rsid="007505c8" officeooo:paragraph-rsid="007505c8" style:font-size-asian="14pt" style:font-size-complex="14pt"/>
    </style:style>
    <style:style style:name="P15" style:family="paragraph" style:parent-style-name="Standard">
      <loext:graphic-properties draw:fill="none"/>
      <style:paragraph-properties fo:text-align="justify" style:justify-single-word="false" fo:background-color="transparent"/>
      <style:text-properties style:font-name="Liberation Serif" fo:font-size="14pt" officeooo:rsid="007505c8" officeooo:paragraph-rsid="007505c8" style:font-size-asian="14pt" style:font-size-complex="14pt"/>
    </style:style>
    <style:style style:name="P16"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59871f" officeooo:paragraph-rsid="00671ce2" style:font-size-asian="14pt" style:font-weight-asian="bold" style:font-size-complex="14pt" style:font-weight-complex="bold"/>
    </style:style>
    <style:style style:name="P17"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59871f" officeooo:paragraph-rsid="00651866" style:font-size-asian="14pt" style:font-weight-asian="bold" style:font-size-complex="14pt" style:font-weight-complex="bold"/>
    </style:style>
    <style:style style:name="P18"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7992f4" officeooo:paragraph-rsid="007992f4" style:font-size-asian="14pt" style:font-weight-asian="bold" style:font-size-complex="14pt" style:font-weight-complex="bold"/>
    </style:style>
    <style:style style:name="P19"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538218" officeooo:paragraph-rsid="00538218" style:font-size-asian="14pt" style:font-weight-asian="bold" style:font-size-complex="14pt" style:font-weight-complex="bold"/>
    </style:style>
    <style:style style:name="P20"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5b049c" officeooo:paragraph-rsid="005b049c" style:font-size-asian="14pt" style:font-weight-asian="bold" style:font-size-complex="14pt" style:font-weight-complex="bold"/>
    </style:style>
    <style:style style:name="P21" style:family="paragraph" style:parent-style-name="Standard" style:list-style-name="L2">
      <loext:graphic-properties draw:fill="none"/>
      <style:paragraph-properties fo:text-align="justify" style:justify-single-word="false" fo:background-color="transparent"/>
      <style:text-properties style:font-name="Liberation Serif" fo:font-size="12pt" officeooo:rsid="004745ed" officeooo:paragraph-rsid="005cc392" style:font-size-asian="12pt" style:font-size-complex="12pt"/>
    </style:style>
    <style:style style:name="P22" style:family="paragraph" style:parent-style-name="Standard">
      <loext:graphic-properties draw:fill="none"/>
      <style:paragraph-properties fo:text-align="justify" style:justify-single-word="false" fo:background-color="transparent"/>
      <style:text-properties style:font-name="Liberation Serif" fo:font-size="12pt" officeooo:rsid="0067897a" officeooo:paragraph-rsid="0067897a" style:font-size-asian="12pt" style:font-size-complex="12pt"/>
    </style:style>
    <style:style style:name="P23" style:family="paragraph" style:parent-style-name="Standard">
      <style:paragraph-properties fo:text-align="center" style:justify-single-word="false"/>
      <style:text-properties fo:font-weight="bold" officeooo:paragraph-rsid="001a0a27" style:font-weight-asian="bold" style:font-weight-complex="bold"/>
    </style:style>
    <style:style style:name="P24" style:family="paragraph" style:parent-style-name="Standard" style:list-style-name="L1">
      <style:paragraph-properties fo:text-align="justify" style:justify-single-word="false"/>
      <style:text-properties fo:font-size="13pt" fo:font-weight="bold" officeooo:rsid="00835036" officeooo:paragraph-rsid="00835036" style:font-size-asian="13pt" style:font-weight-asian="bold" style:font-size-complex="13pt" style:font-weight-complex="bold"/>
    </style:style>
    <style:style style:name="P25" style:family="paragraph" style:parent-style-name="Standard" style:list-style-name="L2">
      <style:paragraph-properties fo:text-align="justify" style:justify-single-word="false"/>
      <style:text-properties fo:font-size="13pt" fo:font-weight="bold" officeooo:rsid="00835036" officeooo:paragraph-rsid="00835036" style:font-size-asian="13pt" style:font-weight-asian="bold" style:font-size-complex="13pt" style:font-weight-complex="bold"/>
    </style:style>
    <style:style style:name="P26" style:family="paragraph" style:parent-style-name="Standard" style:list-style-name="L2">
      <style:paragraph-properties fo:text-align="justify" style:justify-single-word="false"/>
      <style:text-properties fo:font-size="13pt" fo:font-weight="bold" officeooo:rsid="00842ae6" officeooo:paragraph-rsid="00842ae6" style:font-size-asian="13pt" style:font-weight-asian="bold" style:font-size-complex="13pt" style:font-weight-complex="bold"/>
    </style:style>
    <style:style style:name="P27" style:family="paragraph" style:parent-style-name="Standard">
      <style:paragraph-properties fo:text-align="justify" style:justify-single-word="false"/>
      <style:text-properties officeooo:rsid="0018fc8b" officeooo:paragraph-rsid="0018fc8b"/>
    </style:style>
    <style:style style:name="P28" style:family="paragraph" style:parent-style-name="Standard">
      <style:paragraph-properties fo:text-align="justify" style:justify-single-word="false"/>
      <style:text-properties officeooo:paragraph-rsid="000fe4de"/>
    </style:style>
    <style:style style:name="P29" style:family="paragraph" style:parent-style-name="Standard" style:list-style-name="L2">
      <style:paragraph-properties fo:text-align="justify" style:justify-single-word="false"/>
      <style:text-properties officeooo:paragraph-rsid="000fe4de"/>
    </style:style>
    <style:style style:name="P30" style:family="paragraph" style:parent-style-name="Standard" style:list-style-name="L2">
      <style:paragraph-properties fo:text-align="justify" style:justify-single-word="false"/>
      <style:text-properties officeooo:paragraph-rsid="004a10ea"/>
    </style:style>
    <style:style style:name="P31" style:family="paragraph" style:parent-style-name="Standard" style:list-style-name="L2">
      <loext:graphic-properties draw:fill="none"/>
      <style:paragraph-properties fo:text-align="justify" style:justify-single-word="false" fo:background-color="transparent"/>
      <style:text-properties officeooo:paragraph-rsid="00538218"/>
    </style:style>
    <style:style style:name="P32" style:family="paragraph" style:parent-style-name="Standard" style:list-style-name="L2">
      <loext:graphic-properties draw:fill="none"/>
      <style:paragraph-properties fo:text-align="justify" style:justify-single-word="false" fo:background-color="transparent"/>
      <style:text-properties officeooo:paragraph-rsid="005cc392"/>
    </style:style>
    <style:style style:name="P33" style:family="paragraph" style:parent-style-name="Standard">
      <style:paragraph-properties fo:text-align="justify" style:justify-single-word="false"/>
      <style:text-properties officeooo:paragraph-rsid="00538218"/>
    </style:style>
    <style:style style:name="P34" style:family="paragraph" style:parent-style-name="Standard" style:master-page-name="">
      <loext:graphic-properties draw:fill="none"/>
      <style:paragraph-properties fo:margin-left="0.7cm" fo:margin-right="0cm" fo:text-align="justify" style:justify-single-word="false" fo:text-indent="0cm" style:auto-text-indent="false" style:page-number="auto" fo:background-color="transparent"/>
      <style:text-properties officeooo:paragraph-rsid="0039c093"/>
    </style:style>
    <style:style style:name="P35"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style:font-name="Liberation Serif" fo:font-size="10pt" officeooo:rsid="0039c093" officeooo:paragraph-rsid="0039c093" style:font-size-asian="10pt" style:font-size-complex="10pt"/>
    </style:style>
    <style:style style:name="P36"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style:font-name="Liberation Serif" fo:font-size="12pt" officeooo:rsid="003ca758" officeooo:paragraph-rsid="003bb8ad" style:font-size-asian="12pt" style:font-size-complex="12pt"/>
    </style:style>
    <style:style style:name="P37"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style:font-name="Liberation Serif" fo:font-size="12pt" officeooo:rsid="003ca758" officeooo:paragraph-rsid="003ca758" style:font-size-asian="12pt" style:font-size-complex="12pt"/>
    </style:style>
    <style:style style:name="P38"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fo:font-size="10pt" officeooo:rsid="004745ed" officeooo:paragraph-rsid="004745ed" style:font-size-asian="10pt" style:font-size-complex="10pt"/>
    </style:style>
    <style:style style:name="P39"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fo:font-size="10pt" officeooo:rsid="004db6ed" officeooo:paragraph-rsid="004db6ed" style:font-size-asian="10pt" style:font-size-complex="10pt"/>
    </style:style>
    <style:style style:name="P40"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fo:font-size="12pt" officeooo:rsid="0020b5cd" officeooo:paragraph-rsid="0020b5cd" style:font-size-asian="10.5pt" style:font-size-complex="12pt"/>
    </style:style>
    <style:style style:name="P41"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style:font-name="Liberation Serif" fo:font-size="12pt" officeooo:rsid="00538218" officeooo:paragraph-rsid="00538218" style:font-size-asian="12pt" style:font-size-complex="12pt"/>
    </style:style>
    <style:style style:name="P42" style:family="paragraph" style:parent-style-name="Standard" style:list-style-name="L2" style:master-page-name="">
      <loext:graphic-properties draw:fill="none"/>
      <style:paragraph-properties fo:margin-left="0.7cm" fo:margin-right="0cm" fo:text-align="justify" style:justify-single-word="false" fo:text-indent="0cm" style:auto-text-indent="false" style:page-number="auto" fo:background-color="transparent"/>
      <style:text-properties fo:font-size="10pt" officeooo:rsid="004745ed" officeooo:paragraph-rsid="004745ed" style:font-size-asian="10pt" style:font-size-complex="10pt"/>
    </style:style>
    <style:style style:name="P43" style:family="paragraph" style:parent-style-name="Standard" style:list-style-name="L2" style:master-page-name="">
      <loext:graphic-properties draw:fill="none"/>
      <style:paragraph-properties fo:margin-left="0.7cm" fo:margin-right="0cm" fo:text-align="justify" style:justify-single-word="false" fo:text-indent="0cm" style:auto-text-indent="false" style:page-number="auto" fo:background-color="transparent"/>
      <style:text-properties officeooo:paragraph-rsid="000fe4de"/>
    </style:style>
    <style:style style:name="P44" style:family="paragraph" style:parent-style-name="Standard" style:master-page-name="">
      <loext:graphic-properties draw:fill="none"/>
      <style:paragraph-properties fo:margin-left="0.7cm" fo:margin-right="0cm" fo:text-align="justify" style:justify-single-word="false" fo:text-indent="0cm" style:auto-text-indent="false" style:page-number="auto" fo:background-color="transparent"/>
      <style:text-properties style:font-name="Liberation Serif" fo:font-size="14pt" officeooo:rsid="007505c8" officeooo:paragraph-rsid="007505c8" style:font-size-asian="14pt" style:font-size-complex="14pt"/>
    </style:style>
    <style:style style:name="P45" style:family="paragraph" style:parent-style-name="Standard">
      <loext:graphic-properties draw:fill="none"/>
      <style:paragraph-properties fo:margin-left="0.7cm" fo:margin-right="0cm" fo:text-align="justify" style:justify-single-word="false" fo:text-indent="-0.6cm" style:auto-text-indent="false" fo:background-color="transparent"/>
      <style:text-properties style:text-outline="false" style:text-line-through-style="none" style:text-line-through-type="none" style:font-name="Liberation Sans1" fo:font-size="10pt" fo:font-style="normal" fo:text-shadow="none" style:text-underline-style="none" fo:font-weight="normal" officeooo:rsid="002ab1e7" officeooo:paragraph-rsid="002ab1e7" style:font-size-asian="10pt" style:font-style-asian="normal" style:font-weight-asian="normal" style:font-size-complex="14pt" style:text-emphasize="none"/>
    </style:style>
    <style:style style:name="P46" style:family="paragraph" style:parent-style-name="Standard">
      <loext:graphic-properties draw:fill="none"/>
      <style:paragraph-properties fo:margin-left="0.7cm" fo:margin-right="0cm" fo:text-align="justify" style:justify-single-word="false" fo:text-indent="-0.6cm" style:auto-text-indent="false" fo:background-color="transparent"/>
      <style:text-properties style:text-outline="false" style:text-line-through-style="none" style:text-line-through-type="none" style:font-name="Liberation Serif" fo:font-size="10pt" fo:font-style="normal" fo:text-shadow="none" style:text-underline-style="none" fo:font-weight="normal" officeooo:rsid="002ab1e7" officeooo:paragraph-rsid="003839d2" style:font-size-asian="10pt" style:font-style-asian="normal" style:font-weight-asian="normal" style:font-size-complex="14pt" style:text-emphasize="none"/>
    </style:style>
    <style:style style:name="P47" style:family="paragraph" style:parent-style-name="Standard" style:list-style-name="L2" style:master-page-name="">
      <loext:graphic-properties draw:fill="none"/>
      <style:paragraph-properties fo:margin-left="0.7cm" fo:margin-right="0cm" fo:text-align="justify" style:justify-single-word="false" fo:text-indent="-0.6cm" style:auto-text-indent="false" style:page-number="auto" fo:background-color="transparent"/>
      <style:text-properties officeooo:paragraph-rsid="002ab1e7"/>
    </style:style>
    <style:style style:name="P48" style:family="paragraph" style:parent-style-name="Standard" style:list-style-name="L2" style:master-page-name="">
      <loext:graphic-properties draw:fill="none"/>
      <style:paragraph-properties fo:margin-left="1.9cm" fo:margin-right="0cm" fo:text-align="justify" style:justify-single-word="false" fo:text-indent="0cm" style:auto-text-indent="false" style:page-number="auto" fo:background-color="transparent"/>
      <style:text-properties fo:font-size="10pt" officeooo:rsid="004745ed" officeooo:paragraph-rsid="004745ed" style:font-size-asian="10pt" style:font-size-complex="10pt"/>
    </style:style>
    <style:style style:name="P49" style:family="paragraph" style:parent-style-name="Standard" style:list-style-name="L2" style:master-page-name="">
      <loext:graphic-properties draw:fill="none"/>
      <style:paragraph-properties fo:margin-left="1.9cm" fo:margin-right="0cm" fo:text-align="justify" style:justify-single-word="false" fo:text-indent="0cm" style:auto-text-indent="false" style:page-number="auto" fo:background-color="transparent"/>
      <style:text-properties style:text-outline="false" style:text-line-through-style="none" style:text-line-through-type="none" style:font-name="Liberation Serif" fo:font-size="14pt" fo:font-style="normal" fo:text-shadow="none" style:text-underline-style="none" fo:font-weight="bold" officeooo:rsid="002ab1e7" officeooo:paragraph-rsid="002ab1e7" style:font-size-asian="14pt" style:font-style-asian="normal" style:font-weight-asian="bold" style:font-size-complex="14pt" style:font-weight-complex="bold" style:text-emphasize="none"/>
    </style:style>
    <style:style style:name="P5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2pt" officeooo:rsid="004745ed" officeooo:paragraph-rsid="004745ed" style:font-size-asian="12pt" style:font-size-complex="12pt"/>
    </style:style>
    <style:style style:name="P5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4pt" officeooo:rsid="002f6fbe" officeooo:paragraph-rsid="002f6fbe" style:font-size-asian="14pt" style:font-size-complex="14pt"/>
    </style:style>
    <style:style style:name="P5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4pt" officeooo:rsid="0031eeee" officeooo:paragraph-rsid="0031eeee" style:font-size-asian="14pt" style:font-size-complex="14pt"/>
    </style:style>
    <style:style style:name="P5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rsid="0045a563" officeooo:paragraph-rsid="004cee09"/>
    </style:style>
    <style:style style:name="P5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0pt" officeooo:rsid="004db6ed" officeooo:paragraph-rsid="004db6ed" style:font-size-asian="10pt" style:font-size-complex="10pt"/>
    </style:style>
    <style:style style:name="P5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0pt" officeooo:rsid="004db6ed" officeooo:paragraph-rsid="004eb746" style:font-size-asian="10pt" style:font-size-complex="10pt"/>
    </style:style>
    <style:style style:name="P5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0pt" officeooo:rsid="004db6ed" officeooo:paragraph-rsid="00508d78" style:font-size-asian="10pt" style:font-size-complex="10pt"/>
    </style:style>
    <style:style style:name="P5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0pt" officeooo:rsid="004eb746" officeooo:paragraph-rsid="00508d78" style:font-size-asian="10pt" style:font-size-complex="10pt"/>
    </style:style>
    <style:style style:name="P5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0pt" officeooo:rsid="00514230" officeooo:paragraph-rsid="00514230" style:font-size-asian="10pt" style:font-size-complex="10pt"/>
    </style:style>
    <style:style style:name="P5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0pt" fo:font-style="italic" style:text-underline-style="solid" style:text-underline-width="auto" style:text-underline-color="font-color" fo:font-weight="normal" officeooo:rsid="004db6ed" officeooo:paragraph-rsid="004eb746" style:font-size-asian="10pt" style:font-style-asian="italic" style:font-weight-asian="normal" style:font-size-complex="10pt" style:font-style-complex="italic" style:font-weight-complex="normal"/>
    </style:style>
    <style:style style:name="P6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0pt" fo:font-style="italic" style:text-underline-style="solid" style:text-underline-width="auto" style:text-underline-color="font-color" fo:font-weight="normal" officeooo:rsid="004db6ed" officeooo:paragraph-rsid="00508d78" style:font-size-asian="10pt" style:font-style-asian="italic" style:font-weight-asian="normal" style:font-size-complex="10pt" style:font-style-complex="italic" style:font-weight-complex="normal"/>
    </style:style>
    <style:style style:name="P6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538218" officeooo:paragraph-rsid="00538218" style:font-size-asian="12pt" style:font-size-complex="12pt"/>
    </style:style>
    <style:style style:name="P62" style:family="paragraph" style:parent-style-name="Standard" style:list-style-name="L2">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5ce1d5" officeooo:paragraph-rsid="005ce1d5" style:font-size-asian="12pt" style:font-size-complex="12pt"/>
    </style:style>
    <style:style style:name="P6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5da8b4" officeooo:paragraph-rsid="005da8b4" style:font-size-asian="12pt" style:font-size-complex="12pt"/>
    </style:style>
    <style:style style:name="P6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60d630" officeooo:paragraph-rsid="0060d630" style:font-size-asian="12pt" style:font-size-complex="12pt"/>
    </style:style>
    <style:style style:name="P6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636c79" officeooo:paragraph-rsid="00636c79" style:font-size-asian="12pt" style:font-size-complex="12pt"/>
    </style:style>
    <style:style style:name="P6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69f4dd" officeooo:paragraph-rsid="0069f4dd" style:font-size-asian="12pt" style:font-size-complex="12pt"/>
    </style:style>
    <style:style style:name="P6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67897a" officeooo:paragraph-rsid="0067897a" style:font-size-asian="12pt" style:font-size-complex="12pt"/>
    </style:style>
    <style:style style:name="P6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6c42ee" officeooo:paragraph-rsid="006c42ee" style:font-size-asian="12pt" style:font-size-complex="12pt"/>
    </style:style>
    <style:style style:name="P6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7505c8" officeooo:paragraph-rsid="007b9b7f" style:font-size-asian="12pt" style:font-size-complex="12pt"/>
    </style:style>
    <style:style style:name="P7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7d60ef" officeooo:paragraph-rsid="007d60ef" style:font-size-asian="12pt" style:font-size-complex="12pt"/>
    </style:style>
    <style:style style:name="P7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7d60ef" officeooo:paragraph-rsid="0080cef2" style:font-size-asian="12pt" style:font-size-complex="12pt"/>
    </style:style>
    <style:style style:name="P7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7b9b7f" officeooo:paragraph-rsid="007b9b7f" style:font-size-asian="12pt" style:font-size-complex="12pt"/>
    </style:style>
    <style:style style:name="P7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fo:font-style="italic" style:text-underline-style="solid" style:text-underline-width="auto" style:text-underline-color="font-color" officeooo:rsid="007505c8" officeooo:paragraph-rsid="007b9b7f" style:font-size-asian="12pt" style:font-style-asian="italic" style:font-size-complex="12pt" style:font-style-complex="italic"/>
    </style:style>
    <style:style style:name="P74"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2pt" officeooo:rsid="004745ed" officeooo:paragraph-rsid="004745ed" style:font-size-asian="12pt" style:font-size-complex="12pt"/>
    </style:style>
    <style:style style:name="P75"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tyle="italic" style:text-underline-style="solid" style:text-underline-width="auto" style:text-underline-color="font-color" officeooo:rsid="0014438d" officeooo:paragraph-rsid="00167c3c" style:font-style-asian="italic" style:font-style-complex="italic"/>
    </style:style>
    <style:style style:name="P76"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rsid="0014454d" officeooo:paragraph-rsid="00167c3c"/>
    </style:style>
    <style:style style:name="P77"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paragraph-rsid="002359fe"/>
    </style:style>
    <style:style style:name="P78"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3pt" officeooo:rsid="0014438d" officeooo:paragraph-rsid="0020b5cd" style:font-size-asian="13pt" style:font-size-complex="13pt"/>
    </style:style>
    <style:style style:name="P79"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ab-stops>
          <style:tab-stop style:position="0.794cm"/>
        </style:tab-stops>
      </style:paragraph-properties>
      <style:text-properties officeooo:paragraph-rsid="0024e232"/>
    </style:style>
    <style:style style:name="P80"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ab-stops>
          <style:tab-stop style:position="0.794cm"/>
        </style:tab-stops>
      </style:paragraph-properties>
      <style:text-properties officeooo:rsid="00277d63" officeooo:paragraph-rsid="00277d63"/>
    </style:style>
    <style:style style:name="P81"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tyle="italic" style:text-underline-style="solid" style:text-underline-width="auto" style:text-underline-color="font-color" officeooo:paragraph-rsid="00167c3c" style:font-style-asian="italic" style:font-style-complex="italic"/>
    </style:style>
    <style:style style:name="P82"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rsid="0015da27" officeooo:paragraph-rsid="00167c3c"/>
    </style:style>
    <style:style style:name="P83"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4pt" officeooo:rsid="000fe4de" officeooo:paragraph-rsid="002ab1e7" style:font-size-asian="14pt" style:font-size-complex="14pt"/>
    </style:style>
    <style:style style:name="P84"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rsid="003bb8ad" officeooo:paragraph-rsid="003bb8ad"/>
    </style:style>
    <style:style style:name="P85"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3ca758" officeooo:paragraph-rsid="003ca758" style:font-size-asian="12pt" style:font-size-complex="12pt"/>
    </style:style>
    <style:style style:name="P86"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rsid="003e158b" officeooo:paragraph-rsid="003e158b"/>
    </style:style>
    <style:style style:name="P87"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rsid="0045a563" officeooo:paragraph-rsid="004cee09"/>
    </style:style>
    <style:style style:name="P88" style:family="paragraph" style:parent-style-name="Standard" style:list-style-name="L2"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0pt" officeooo:rsid="004db6ed" officeooo:paragraph-rsid="004db6ed" style:font-size-asian="10pt" style:font-size-complex="10pt"/>
    </style:style>
    <style:style style:name="P89"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0pt" style:text-underline-style="solid" style:text-underline-width="auto" style:text-underline-color="font-color" fo:font-weight="bold" officeooo:rsid="004db6ed" officeooo:paragraph-rsid="004db6ed" style:font-size-asian="10pt" style:font-weight-asian="bold" style:font-size-complex="10pt" style:font-weight-complex="bold"/>
    </style:style>
    <style:style style:name="P90"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0pt" officeooo:rsid="004db6ed" officeooo:paragraph-rsid="004db6ed" style:font-size-asian="10pt" style:font-size-complex="10pt"/>
    </style:style>
    <style:style style:name="P91"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538218" officeooo:paragraph-rsid="00538218" style:font-size-asian="12pt" style:font-size-complex="12pt"/>
    </style:style>
    <style:style style:name="P92" style:family="paragraph" style:parent-style-name="Standard" style:list-style-name="L2"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5ce1d5" officeooo:paragraph-rsid="005ce1d5" style:font-size-asian="12pt" style:font-size-complex="12pt"/>
    </style:style>
    <style:style style:name="P93"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5da8b4" officeooo:paragraph-rsid="005da8b4" style:font-size-asian="12pt" style:font-size-complex="12pt"/>
    </style:style>
    <style:style style:name="P94"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67897a" officeooo:paragraph-rsid="0067897a" style:font-size-asian="12pt" style:font-size-complex="12pt"/>
    </style:style>
    <style:style style:name="P95"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7505c8" officeooo:paragraph-rsid="007b9b7f" style:font-size-asian="12pt" style:font-size-complex="12pt"/>
    </style:style>
    <style:style style:name="P96" style:family="paragraph" style:parent-style-name="Standard" style:list-style-name="L2" style:master-page-name="">
      <loext:graphic-properties draw:fill="none"/>
      <style:paragraph-properties fo:margin-left="0cm" fo:margin-right="0cm" fo:text-align="justify" style:justify-single-word="false" fo:text-indent="0cm" style:auto-text-indent="false" style:page-number="auto" fo:background-color="transparent">
        <style:tab-stops>
          <style:tab-stop style:position="1.402cm"/>
        </style:tab-stops>
      </style:paragraph-properties>
      <style:text-properties style:font-name="Liberation Serif" fo:font-size="12pt" officeooo:rsid="00842ae6" officeooo:paragraph-rsid="00842ae6" style:font-size-asian="12pt" style:font-size-complex="12pt"/>
    </style:style>
    <style:style style:name="P97" style:family="paragraph" style:parent-style-name="Standard" style:list-style-name="L2"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842ae6" officeooo:paragraph-rsid="00842ae6" style:font-size-asian="12pt" style:font-size-complex="12pt"/>
    </style:style>
    <style:style style:name="P98" style:family="paragraph" style:parent-style-name="Standard" style:list-style-name="L2"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842ae6" officeooo:paragraph-rsid="00842ae6" style:font-size-asian="12pt" style:font-size-complex="12pt"/>
    </style:style>
    <style:style style:name="P99" style:family="paragraph" style:parent-style-name="Standard" style:list-style-name="L2"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842ae6" officeooo:paragraph-rsid="00842ae6" style:font-size-asian="12pt" style:font-size-complex="12pt"/>
    </style:style>
    <style:style style:name="P100" style:family="paragraph" style:parent-style-name="Standard" style:list-style-name="L2"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842ae6" officeooo:paragraph-rsid="00842ae6" style:font-size-asian="12pt" style:font-size-complex="12pt"/>
    </style:style>
    <style:style style:name="P101" style:family="paragraph" style:parent-style-name="Standard" style:list-style-name="L2"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842ae6" officeooo:paragraph-rsid="00842ae6" style:font-size-asian="12pt" style:font-size-complex="12pt"/>
    </style:style>
    <style:style style:name="P102" style:family="paragraph" style:parent-style-name="Standard">
      <loext:graphic-properties draw:fill="none"/>
      <style:paragraph-properties fo:margin-left="1.3cm" fo:margin-right="0cm" fo:text-align="justify" style:justify-single-word="false" fo:text-indent="-0.6cm" style:auto-text-indent="false" fo:background-color="transparent"/>
      <style:text-properties officeooo:paragraph-rsid="000fe4de"/>
    </style:style>
    <style:style style:name="P103" style:family="paragraph" style:parent-style-name="Standard">
      <loext:graphic-properties draw:fill="none"/>
      <style:paragraph-properties fo:margin-left="1.3cm" fo:margin-right="0cm" fo:text-align="justify" style:justify-single-word="false" fo:text-indent="-0.6cm" style:auto-text-indent="false" fo:background-color="transparent"/>
      <style:text-properties officeooo:rsid="00246d55" officeooo:paragraph-rsid="00246d55"/>
    </style:style>
    <style:style style:name="P104" style:family="paragraph" style:parent-style-name="Standard" style:list-style-name="L2" style:master-page-name="">
      <loext:graphic-properties draw:fill="none"/>
      <style:paragraph-properties fo:text-align="justify" style:justify-single-word="false" style:page-number="auto" fo:background-color="transparent"/>
      <style:text-properties fo:font-size="10pt" officeooo:rsid="004745ed" officeooo:paragraph-rsid="004c6e87" style:font-size-asian="10pt" style:font-size-complex="10pt"/>
    </style:style>
    <style:style style:name="P105" style:family="paragraph" style:parent-style-name="Standard" style:list-style-name="L2" style:master-page-name="">
      <loext:graphic-properties draw:fill="none"/>
      <style:paragraph-properties fo:text-align="justify" style:justify-single-word="false" style:page-number="auto" fo:background-color="transparent"/>
      <style:text-properties style:font-name="Liberation Serif" fo:font-size="14pt" fo:font-weight="bold" officeooo:rsid="00538218" officeooo:paragraph-rsid="00538218" style:font-size-asian="14pt" style:font-weight-asian="bold" style:font-size-complex="14pt" style:font-weight-complex="bold"/>
    </style:style>
    <style:style style:name="P106" style:family="paragraph" style:parent-style-name="Header">
      <style:text-properties officeooo:rsid="001b2a7c" officeooo:paragraph-rsid="001b2a7c"/>
    </style:style>
    <style:style style:name="T1" style:family="text">
      <style:text-properties officeooo:rsid="000fe4de"/>
    </style:style>
    <style:style style:name="T2"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3"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size-complex="10pt" style:text-emphasize="none"/>
    </style:style>
    <style:style style:name="T4" style:family="text">
      <style:text-properties style:text-outline="false" style:text-line-through-style="none" style:text-line-through-type="none" style:font-name="Liberation Sans1" fo:font-size="10pt" fo:font-style="normal" fo:text-shadow="none" style:text-underline-style="none" fo:font-weight="normal" officeooo:rsid="002ab1e7" style:font-size-asian="10pt" style:font-style-asian="normal" style:font-weight-asian="normal" style:font-size-complex="14pt" style:text-emphasize="none"/>
    </style:style>
    <style:style style:name="T5" style:family="text">
      <style:text-properties style:text-outline="false" style:text-line-through-style="none" style:text-line-through-type="none" style:font-name="Liberation Sans1" fo:font-size="10pt" fo:font-style="normal" fo:text-shadow="none" style:text-underline-style="none" fo:font-weight="normal" officeooo:rsid="000fe4de" style:font-size-asian="10pt" style:font-style-asian="normal" style:font-weight-asian="normal" style:font-size-complex="14pt" style:text-emphasize="none"/>
    </style:style>
    <style:style style:name="T6" style:family="text">
      <style:text-properties style:text-outline="false" style:text-line-through-style="none" style:text-line-through-type="none" style:font-name="Liberation Sans1" fo:font-size="10pt" fo:font-style="normal" fo:text-shadow="none" style:text-underline-style="none" officeooo:rsid="002ab1e7" style:font-size-asian="10pt" style:font-style-asian="normal" style:text-emphasize="none"/>
    </style:style>
    <style:style style:name="T7" style:family="text">
      <style:text-properties style:text-outline="false" style:text-line-through-style="none" style:text-line-through-type="none" style:font-name="Liberation Serif" fo:font-size="12pt" fo:font-style="normal" fo:text-shadow="none" style:text-underline-style="none" fo:font-weight="normal" officeooo:rsid="002d9d1e" style:font-size-asian="12pt" style:font-style-asian="normal" style:font-weight-asian="normal" style:font-size-complex="12pt" style:text-emphasize="none"/>
    </style:style>
    <style:style style:name="T8" style:family="text">
      <style:text-properties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text-emphasize="none"/>
    </style:style>
    <style:style style:name="T9" style:family="text">
      <style:text-properties style:text-outline="false" style:text-line-through-style="none" style:text-line-through-type="none" fo:font-size="12pt" fo:font-style="normal" fo:text-shadow="none" style:text-underline-style="none" fo:font-weight="normal" officeooo:rsid="002d9d1e" style:font-size-asian="12pt" style:font-style-asian="normal" style:font-weight-asian="normal" style:font-size-complex="12pt" style:text-emphasize="none"/>
    </style:style>
    <style:style style:name="T10" style:family="text">
      <style:text-properties style:text-outline="false" style:text-line-through-style="none" style:text-line-through-type="none" fo:font-size="12pt" fo:font-style="normal" fo:text-shadow="none" style:text-underline-style="none" fo:font-weight="normal" officeooo:rsid="00329864" style:font-size-asian="12pt" style:font-style-asian="normal" style:font-weight-asian="normal" style:font-size-complex="12pt" style:text-emphasize="none"/>
    </style:style>
    <style:style style:name="T11" style:family="text">
      <style:text-properties style:text-outline="false" style:text-line-through-style="none" style:text-line-through-type="none" fo:font-size="12pt" fo:font-style="normal" fo:text-shadow="none" style:text-underline-style="none" fo:font-weight="normal" officeooo:rsid="00348100" style:font-size-asian="12pt" style:font-style-asian="normal" style:font-weight-asian="normal" style:font-size-complex="12pt" style:text-emphasize="none"/>
    </style:style>
    <style:style style:name="T12" style:family="text">
      <style:text-properties style:text-outline="false" style:text-line-through-style="none" style:text-line-through-type="none" fo:font-size="12pt" fo:font-style="normal" fo:text-shadow="none" style:text-underline-style="none" fo:font-weight="normal" officeooo:rsid="003a4d5e" style:font-size-asian="12pt" style:font-style-asian="normal" style:font-weight-asian="normal" style:font-size-complex="12pt" style:text-emphasize="none"/>
    </style:style>
    <style:style style:name="T13" style:family="text">
      <style:text-properties officeooo:rsid="0018fc8b"/>
    </style:style>
    <style:style style:name="T14" style:family="text">
      <style:text-properties officeooo:rsid="001d21a0"/>
    </style:style>
    <style:style style:name="T15" style:family="text">
      <style:text-properties fo:font-size="16pt" officeooo:rsid="0018fc8b" style:font-size-asian="16pt" style:font-size-complex="16pt"/>
    </style:style>
    <style:style style:name="T16" style:family="text">
      <style:text-properties fo:font-size="13pt" style:font-size-asian="13pt" style:font-size-complex="13pt"/>
    </style:style>
    <style:style style:name="T17" style:family="text">
      <style:text-properties fo:font-size="13pt" officeooo:rsid="0015da27" style:font-size-asian="13pt" style:font-size-complex="13pt"/>
    </style:style>
    <style:style style:name="T18" style:family="text">
      <style:text-properties fo:font-size="13pt" fo:font-style="italic" style:text-underline-style="solid" style:text-underline-width="auto" style:text-underline-color="font-color" officeooo:rsid="002359fe" style:font-size-asian="13pt" style:font-style-asian="italic" style:font-size-complex="13pt" style:font-style-complex="italic"/>
    </style:style>
    <style:style style:name="T19" style:family="text">
      <style:text-properties fo:font-size="13pt" fo:font-style="italic" style:text-underline-style="solid" style:text-underline-width="auto" style:text-underline-color="font-color" officeooo:rsid="0014438d" style:font-size-asian="13pt" style:font-style-asian="italic" style:font-size-complex="13pt" style:font-style-complex="italic"/>
    </style:style>
    <style:style style:name="T20" style:family="text">
      <style:text-properties fo:font-size="13pt" fo:font-style="italic" style:text-underline-style="solid" style:text-underline-width="auto" style:text-underline-color="font-color" officeooo:rsid="0015da27" style:font-size-asian="13pt" style:font-style-asian="italic" style:font-size-complex="13pt" style:font-style-complex="italic"/>
    </style:style>
    <style:style style:name="T21" style:family="text">
      <style:text-properties fo:font-size="13pt" fo:font-style="italic" style:text-underline-style="solid" style:text-underline-width="auto" style:text-underline-color="font-color" officeooo:rsid="00246d55" style:font-size-asian="13pt" style:font-style-asian="italic" style:font-size-complex="13pt" style:font-style-complex="italic"/>
    </style:style>
    <style:style style:name="T22" style:family="text">
      <style:text-properties fo:font-size="13pt" fo:font-style="italic" style:text-underline-style="solid" style:text-underline-width="auto" style:text-underline-color="font-color" officeooo:rsid="002625c7" style:font-size-asian="13pt" style:font-style-asian="italic" style:font-size-complex="13pt" style:font-style-complex="italic"/>
    </style:style>
    <style:style style:name="T23" style:family="text">
      <style:text-properties fo:font-size="12pt" officeooo:rsid="001f954f" style:font-size-asian="10.5pt" style:font-size-complex="12pt"/>
    </style:style>
    <style:style style:name="T24" style:family="text">
      <style:text-properties fo:font-size="12pt" officeooo:rsid="00209d62" style:font-size-asian="10.5pt" style:font-size-complex="12pt"/>
    </style:style>
    <style:style style:name="T25" style:family="text">
      <style:text-properties fo:font-size="12pt" officeooo:rsid="0020b5cd" style:font-size-asian="10.5pt" style:font-size-complex="12pt"/>
    </style:style>
    <style:style style:name="T26" style:family="text">
      <style:text-properties fo:font-size="12pt" officeooo:rsid="00223b98" style:font-size-asian="10.5pt" style:font-size-complex="12pt"/>
    </style:style>
    <style:style style:name="T27" style:family="text">
      <style:text-properties fo:font-size="12pt" officeooo:rsid="002625c7" style:font-size-asian="10.5pt" style:font-size-complex="12pt"/>
    </style:style>
    <style:style style:name="T28" style:family="text">
      <style:text-properties style:font-name="Liberation Serif"/>
    </style:style>
    <style:style style:name="T29" style:family="text">
      <style:text-properties style:font-name="Liberation Serif" fo:font-size="10pt" officeooo:rsid="0039c093" style:font-size-asian="10pt" style:font-size-complex="10pt"/>
    </style:style>
    <style:style style:name="T30" style:family="text">
      <style:text-properties style:font-name="Liberation Serif" fo:font-size="12pt" style:font-size-asian="12pt" style:font-size-complex="12pt"/>
    </style:style>
    <style:style style:name="T31" style:family="text">
      <style:text-properties style:font-name="Liberation Serif" fo:font-size="12pt" officeooo:rsid="003ca758" style:font-size-asian="12pt" style:font-size-complex="12pt"/>
    </style:style>
    <style:style style:name="T32" style:family="text">
      <style:text-properties style:font-name="Liberation Serif" fo:font-size="12pt" officeooo:rsid="003e8859" style:font-size-asian="12pt" style:font-size-complex="12pt"/>
    </style:style>
    <style:style style:name="T33" style:family="text">
      <style:text-properties style:font-name="Liberation Serif" fo:font-size="12pt" officeooo:rsid="003f8daa" style:font-size-asian="12pt" style:font-size-complex="12pt"/>
    </style:style>
    <style:style style:name="T34" style:family="text">
      <style:text-properties style:font-name="Liberation Serif" fo:font-size="12pt" officeooo:rsid="00409a3e" style:font-size-asian="12pt" style:font-size-complex="12pt"/>
    </style:style>
    <style:style style:name="T35" style:family="text">
      <style:text-properties style:font-name="Liberation Serif" fo:font-size="12pt" officeooo:rsid="00458e2f" style:font-size-asian="12pt" style:font-size-complex="12pt"/>
    </style:style>
    <style:style style:name="T36" style:family="text">
      <style:text-properties style:font-name="Liberation Serif" fo:font-size="12pt" officeooo:rsid="003bb8ad" style:font-size-asian="12pt" style:font-size-complex="12pt"/>
    </style:style>
    <style:style style:name="T37" style:family="text">
      <style:text-properties style:font-name="Liberation Serif" fo:font-size="12pt" officeooo:rsid="004a10ea" style:font-size-asian="12pt" style:font-size-complex="12pt"/>
    </style:style>
    <style:style style:name="T38" style:family="text">
      <style:text-properties style:font-name="Liberation Serif" fo:font-size="12pt" officeooo:rsid="004eb746" style:font-size-asian="12pt" style:font-size-complex="12pt"/>
    </style:style>
    <style:style style:name="T39" style:family="text">
      <style:text-properties style:font-name="Liberation Serif" fo:font-size="12pt" officeooo:rsid="00508d78" style:font-size-asian="12pt" style:font-size-complex="12pt"/>
    </style:style>
    <style:style style:name="T40" style:family="text">
      <style:text-properties style:font-name="Liberation Serif" fo:font-size="12pt" officeooo:rsid="005cc392" style:font-size-asian="12pt" style:font-size-complex="12pt"/>
    </style:style>
    <style:style style:name="T41"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42" style:family="text">
      <style:text-properties style:font-name="Liberation Serif" fo:font-size="15pt" officeooo:rsid="000fe4de" style:font-size-asian="15pt" style:font-size-complex="15pt"/>
    </style:style>
    <style:style style:name="T43" style:family="text">
      <style:text-properties style:font-name="Liberation Serif" officeooo:rsid="000fe4de"/>
    </style:style>
    <style:style style:name="T44" style:family="text">
      <style:text-properties officeooo:rsid="00442061"/>
    </style:style>
    <style:style style:name="T45" style:family="text">
      <style:text-properties officeooo:rsid="0046f7c7"/>
    </style:style>
    <style:style style:name="T46" style:family="text">
      <style:text-properties officeooo:rsid="0047c676"/>
    </style:style>
    <style:style style:name="T47" style:family="text">
      <style:text-properties officeooo:rsid="0048c91b"/>
    </style:style>
    <style:style style:name="T48" style:family="text">
      <style:text-properties officeooo:rsid="004a10ea"/>
    </style:style>
    <style:style style:name="T49" style:family="text">
      <style:text-properties fo:font-size="10pt" style:font-size-asian="10pt" style:font-size-complex="10pt"/>
    </style:style>
    <style:style style:name="T50" style:family="text">
      <style:text-properties fo:font-size="10pt" officeooo:rsid="004db6ed" style:font-size-asian="10pt" style:font-size-complex="10pt"/>
    </style:style>
    <style:style style:name="T51" style:family="text">
      <style:text-properties fo:font-size="10pt" officeooo:rsid="00538218" style:font-size-asian="10pt" style:font-size-complex="10pt"/>
    </style:style>
    <style:style style:name="T52" style:family="text">
      <style:text-properties fo:font-size="10pt" officeooo:rsid="00655dfa" style:font-size-asian="10pt" style:font-size-complex="10pt"/>
    </style:style>
    <style:style style:name="T53" style:family="text">
      <style:text-properties officeooo:rsid="004c6e87"/>
    </style:style>
    <style:style style:name="T54" style:family="text">
      <style:text-properties officeooo:rsid="004cee09"/>
    </style:style>
    <style:style style:name="T55" style:family="text">
      <style:text-properties fo:font-style="italic" style:text-underline-style="solid" style:text-underline-width="auto" style:text-underline-color="font-color" style:font-style-asian="italic" style:font-style-complex="italic"/>
    </style:style>
    <style:style style:name="T56" style:family="text">
      <style:text-properties officeooo:rsid="00538218"/>
    </style:style>
    <style:style style:name="T57" style:family="text">
      <style:text-properties style:font-name="Liberation Serif" fo:font-size="14pt" officeooo:rsid="0059871f" style:font-size-asian="14pt" style:font-size-complex="14pt"/>
    </style:style>
    <style:style style:name="T58" style:family="text">
      <style:text-properties style:font-name="Liberation Serif" fo:font-size="10pt" officeooo:rsid="0059871f" style:font-size-asian="10pt" style:font-size-complex="10pt"/>
    </style:style>
    <style:style style:name="T59" style:family="text">
      <style:text-properties style:font-name="Liberation Serif" fo:font-size="10pt" officeooo:rsid="005cc392" style:font-size-asian="10pt" style:font-size-complex="10pt"/>
    </style:style>
    <style:style style:name="T60" style:family="text">
      <style:text-properties officeooo:rsid="00543fc8"/>
    </style:style>
    <style:style style:name="T61" style:family="text">
      <style:text-properties officeooo:rsid="00556b94"/>
    </style:style>
    <style:style style:name="T62" style:family="text">
      <style:text-properties officeooo:rsid="0056f0dd"/>
    </style:style>
    <style:style style:name="T63" style:family="text">
      <style:text-properties officeooo:rsid="0059871f"/>
    </style:style>
    <style:style style:name="T64" style:family="text">
      <style:text-properties officeooo:rsid="005da8b4"/>
    </style:style>
    <style:style style:name="T65" style:family="text">
      <style:text-properties officeooo:rsid="005f3dfc"/>
    </style:style>
    <style:style style:name="T66" style:family="text">
      <style:text-properties officeooo:rsid="0060d630"/>
    </style:style>
    <style:style style:name="T67" style:family="text">
      <style:text-properties officeooo:rsid="0061df84"/>
    </style:style>
    <style:style style:name="T68" style:family="text">
      <style:text-properties officeooo:rsid="00636c79"/>
    </style:style>
    <style:style style:name="T69" style:family="text">
      <style:text-properties officeooo:rsid="0063c640"/>
    </style:style>
    <style:style style:name="T70" style:family="text">
      <style:text-properties fo:font-weight="bold" officeooo:rsid="0063c640" style:font-weight-asian="bold" style:font-weight-complex="bold"/>
    </style:style>
    <style:style style:name="T71" style:family="text">
      <style:text-properties officeooo:rsid="00651866"/>
    </style:style>
    <style:style style:name="T72" style:family="text">
      <style:text-properties officeooo:rsid="00671ce2"/>
    </style:style>
    <style:style style:name="T73" style:family="text">
      <style:text-properties officeooo:rsid="006814fc"/>
    </style:style>
    <style:style style:name="T74" style:family="text">
      <style:text-properties officeooo:rsid="006e63d8"/>
    </style:style>
    <style:style style:name="T75" style:family="text">
      <style:text-properties officeooo:rsid="0070218c"/>
    </style:style>
    <style:style style:name="T76" style:family="text">
      <style:text-properties officeooo:rsid="007b9b7f"/>
    </style:style>
    <style:style style:name="T77" style:family="text">
      <style:text-properties style:text-underline-style="none"/>
    </style:style>
    <style:style style:name="T78" style:family="text">
      <style:text-properties style:text-underline-style="none" officeooo:rsid="007b9b7f"/>
    </style:style>
    <style:style style:name="T79" style:family="text">
      <style:text-properties officeooo:rsid="007c86b6"/>
    </style:style>
    <style:style style:name="T80" style:family="text">
      <style:text-properties officeooo:rsid="007f017b"/>
    </style:style>
    <style:style style:name="T81" style:family="text">
      <style:text-properties officeooo:rsid="0080cef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9cm" fo:text-indent="-0.635cm" fo:margin-left="1.99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2.625cm" fo:text-indent="-0.635cm" fo:margin-left="2.62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6cm" fo:text-indent="-0.635cm" fo:margin-left="3.2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95cm" fo:text-indent="-0.635cm" fo:margin-left="3.89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3cm" fo:text-indent="-0.635cm" fo:margin-left="4.5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65cm" fo:text-indent="-0.635cm" fo:margin-left="5.16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cm" fo:text-indent="-0.635cm" fo:margin-left="5.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35cm" fo:text-indent="-0.635cm" fo:margin-left="6.4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7cm" fo:text-indent="-0.635cm" fo:margin-left="7.0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05cm" fo:text-indent="-0.635cm" fo:margin-left="7.70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3"><text:span text:style-name="T15">Etudes bibliographique de la présentation</text:span><text:span text:style-name="T13"> </text:span></text:p>
      <text:p text:style-name="P23"><text:span text:style-name="T15">« Déploiement d’application réparties avec Docker »</text:span><text:span text:style-name="T13"> </text:span></text:p>
      <text:p text:style-name="P28"/>
      <text:p text:style-name="P27">Cette étude bibliographique fait suite à la présentation « Déploiement d’application réparties avec Docker » présentée pour le module CNAM SMB215.</text:p>
      <text:p text:style-name="P27">Elle reprend chaque partie constituant la présentation pour en détailler les sources bibliographique<text:span text:style-name="T14">s. Il s’agit d’une étude destinée aux lecteurs ayant des notions des systèmes Linux mais qui n’ en maîtrise pas l’administration. </text:span></text:p>
      <text:p text:style-name="P28"/>
      <text:list xml:id="list1822340519118077429" text:style-name="L1">
        <text:list-item>
          <text:p text:style-name="P24">QU’EST-CE QU’UN CONTENEUR</text:p>
        </text:list-item>
      </text:list>
      <text:p text:style-name="P28"/>
      <text:list xml:id="list5830732941805560556" text:style-name="L2">
        <text:list-item>
          <text:list>
            <text:list-item text:start-value="1">
              <text:p text:style-name="P2">Wikipédia</text:p>
              <text:p text:style-name="P42"><text:a xlink:type="simple" xlink:href="https://fr.wikipedia.org/wiki/LXC" text:style-name="Internet_20_link" text:visited-style-name="Visited_20_Internet_20_Link">(</text:a><text:a xlink:type="simple" xlink:href="https://fr.wikipedia.org/wiki/LXC" text:style-name="Internet_20_link" text:visited-style-name="Visited_20_Internet_20_Link">https://fr.wikipedia.org/wiki/LXC</text:a><text:a xlink:type="simple" xlink:href="https://fr.wikipedia.org/wiki/LXC" text:style-name="Internet_20_link" text:visited-style-name="Visited_20_Internet_20_Link">)</text:a></text:p>
            </text:list-item>
          </text:list>
        </text:list-item>
      </text:list>
      <text:p text:style-name="P38"/>
      <text:p text:style-name="P74">Présente de façon très succincte la nature et l’utilité des conteneurs Linux. Cet article mentionne la date d’apparition des conteneurs et <text:span text:style-name="T47">leur</text:span> composition en groupes de contrôle et <text:span text:style-name="T46">en </text:span>espaces de nom, sans en donner aucun détail technique.</text:p>
      <text:p text:style-name="P50">L’information la plus importante est celle informant que Docker est basé sur les conteneurs.</text:p>
      <text:list xml:id="list100103335737126" text:continue-numbering="true" text:style-name="L2">
        <text:list-item>
          <text:list>
            <text:list-header>
              <text:p text:style-name="P48"/>
            </text:list-header>
            <text:list-item>
              <text:p text:style-name="P2">Documentation RedHat (Parties 1 et 2)</text:p>
              <text:p text:style-name="P43"><text:span text:style-name="T1">(</text:span><text:a xlink:type="simple" xlink:href="https://access.redhat.com/documentation/fr-FR/Red_Hat_Enterprise_Linux/6/html/Resource_Management_Guide/ch01.html" text:style-name="Internet_20_link" text:visited-style-name="Visited_20_Internet_20_Link"><text:span text:style-name="T2">https://access.redhat.com/documentation/fr-FR/Red_Hat_Enterprise_Linux/6/html/Resource_Management_Guide/ch01.html</text:span></text:a><text:span text:style-name="T1">)</text:span></text:p>
            </text:list-item>
          </text:list>
        </text:list-item>
      </text:list>
      <text:p text:style-name="P102"/>
      <text:p text:style-name="P75"><text:span text:style-name="T16">Résumé :</text:span></text:p>
      <text:p text:style-name="P76">Documentation en français présentant en termes simples et précis les concepts fondamentaux et le fonctionnement général des groupes de contrôle.</text:p>
      <text:p text:style-name="P102"/>
      <text:p text:style-name="P77"><text:span text:style-name="T18">Partie</text:span><text:span text:style-name="T19"> </text:span><text:span text:style-name="T20">1 (</text:span><text:a xlink:type="simple" xlink:href="https://access.redhat.com/documentation/fr-FR/Red_Hat_Enterprise_Linux/6/html/Resource_Management_Guide/ch01.html#sec-How_Control_Groups_Are_Organized" text:style-name="Internet_20_link" text:visited-style-name="Visited_20_Internet_20_Link"><text:span text:style-name="T55">Organisation des groupes de contrôle</text:span></text:a><text:span text:style-name="T20">):</text:span></text:p>
      <text:p text:style-name="P78"><text:span text:style-name="T23">Ce chapitre présente l’organisation des groupes de contrôle en hiérarchie</text:span><text:span text:style-name="T26">s</text:span><text:span text:style-name="T23">. Il fait une analogie entre l’organisation des processus et celle des groupes de contrôle en prenant soin dans distinguer les différence</text:span><text:span text:style-name="T27">s</text:span><text:span text:style-name="T23"> fondam</text:span><text:span text:style-name="T24">e</text:span><text:span text:style-name="T23">ntales. </text:span><text:span text:style-name="T25">Il présente les sous systèmes de ressources en expliquant comment ceux-ci doivent être rattachés à une hiérarchie de groupe de contrôle.</text:span></text:p>
      <text:p text:style-name="P40"><text:s/></text:p>
      <text:p text:style-name="P79"><text:span text:style-name="T18">Partie</text:span><text:span text:style-name="T20"> 2 </text:span><text:span text:style-name="T21">(</text:span><text:a xlink:type="simple" xlink:href="https://access.redhat.com/documentation/fr-FR/Red_Hat_Enterprise_Linux/6/html/Resource_Management_Guide/sec-Relationships_Between_Subsystems_Hierarchies_Control_Groups_and_Tasks.html" text:style-name="Internet_20_link" text:visited-style-name="Visited_20_Internet_20_Link"><text:span text:style-name="T22">Relations entre sous-systèmes, hiérarchies, groupes de contrôle et tâches</text:span></text:a><text:span text:style-name="T21">)</text:span><text:span text:style-name="T20">:</text:span></text:p>
      <text:p text:style-name="P80">Cette partie illustre la première partie en présentant des cas d’utilisations. Ce qui permet d’affiner la compréhension de l’ensemble.</text:p>
      <text:p text:style-name="P103"/>
      <text:p text:style-name="P81"><text:span text:style-name="T17">Conclusion :</text:span></text:p>
      <text:p text:style-name="P82">Ces quelques pages d’introduction permettent à une personne ayant une culture basique de Linux de comprendre comment fonctionne les groupes de contrôles au sein d’un noyau Linux. Elles présentent en détails leurs concepts de haut niveau sans rentrer dans les procédures techniques de l’implémentation. Idéal pour aborder le sujet.</text:p>
      <text:list xml:id="list100103048782144" text:continue-numbering="true" text:style-name="L2">
        <text:list-item>
          <text:list>
            <text:list-header>
              <text:p text:style-name="P29"/>
            </text:list-header>
            <text:list-item>
              <text:p text:style-name="P49">Tutorial for isolating your system with Linux</text:p>
              <text:p text:style-name="P47"><text:soft-page-break/><text:span text:style-name="T4">(</text:span><text:a xlink:type="simple" xlink:href="https://www.toptal.com/linux/separation-anxiety-isolating-your-system-with-linux-namespaces" text:style-name="Internet_20_link" text:visited-style-name="Visited_20_Internet_20_Link"><text:span text:style-name="T5">https://www.toptal.com/linux/separation-anxiety-isolating-your-system-with-linux-namespaces</text:span></text:a><text:span text:style-name="T4">) - </text:span><text:a xlink:type="simple" xlink:href="https://www.toptal.com/resume/mahmud-ridwan" office:target-frame-name="_blank" xlink:show="new" text:style-name="Internet_20_link" text:visited-style-name="Visited_20_Internet_20_Link"><text:span text:style-name="Strong_20_Emphasis"><text:span text:style-name="T6">Mahmud Ridwan</text:span></text:span></text:a></text:p>
            </text:list-item>
          </text:list>
        </text:list-item>
      </text:list>
      <text:p text:style-name="P45"><text:tab/></text:p>
      <text:p text:style-name="P83"><text:span text:style-name="T7">Ce tutoriel en anglais explique les espaces de nom principaux pour les PID, le réseau et les volumes.</text:span></text:p>
      <text:p text:style-name="P51"><text:span text:style-name="T9">P</text:span><text:span text:style-name="T8">our chacun de ces espaces de nom l’auteur explique leur principe avec des mots simples. Il complète ses explications avec des schémas clairs et les 3 lignes de code en C pour créer un processus cantonné dans l’espace de nom concerné.</text:span></text:p>
      <text:p text:style-name="P51"><text:span text:style-name="T8">Cette simplicité apparente permet de comprendre et de démystifi</text:span><text:span text:style-name="T12">er</text:span><text:span text:style-name="T8"> le fonctionnement des espaces de nom.</text:span></text:p>
      <text:p text:style-name="P52"><text:span text:style-name="T8">Son explication concernant l’utilité de Docker pour configurer les passerelles réseaux servant </text:span><text:span text:style-name="T10">à</text:span><text:span text:style-name="T8"> relier les interfaces réseaux des </text:span><text:span text:style-name="T11">différents </text:span><text:span text:style-name="T8">espaces de nom est particulièrement convaincante.</text:span></text:p>
      <text:p text:style-name="P46"/>
      <text:list xml:id="list100104412057590" text:continue-numbering="true" text:style-name="L2">
        <text:list-item>
          <text:list>
            <text:list-item>
              <text:p text:style-name="P4">Anatom<text:span text:style-name="T44">y</text:span> of a container : Namespaces, cgroups &amp; some filesystem magic-</text:p>
            </text:list-item>
          </text:list>
        </text:list-item>
      </text:list>
      <text:p text:style-name="P34"><text:span text:style-name="T29">(</text:span><text:a xlink:type="simple" xlink:href="https://fr.slideshare.net/jpetazzo/anatomy-of-a-container-namespaces-cgroups-some-filesystem-magic-linuxcon" text:style-name="Internet_20_link" text:visited-style-name="Visited_20_Internet_20_Link"><text:span text:style-name="T3">https://fr.slideshare.net/jpetazzo/anatomy-of-a-container-namespaces-cgroups-some-filesystem-magic-linuxcon</text:span></text:a><text:span text:style-name="T29">) - </text:span><text:a xlink:type="simple" xlink:href="https://fr.slideshare.net/jpetazzo?utm_campaign=profiletracking&amp;utm_medium=sssite&amp;utm_source=ssslideview" text:style-name="Internet_20_link" text:visited-style-name="Visited_20_Internet_20_Link"><text:span text:style-name="T29">Jérôme Petazzoni</text:span></text:a></text:p>
      <text:p text:style-name="P35"/>
      <text:p text:style-name="P84"><text:span text:style-name="T30">Il s’agit d’une présentation </text:span><text:span text:style-name="T35">détaillant</text:span><text:span text:style-name="T31"> les fondamentaux techniques constituant la notion de conteneur. Elle rappelle que les conteneurs sont l’association des groupes de contrôle et des espaces de nom.</text:span></text:p>
      <text:p text:style-name="P36"/>
      <text:p text:style-name="P85">Bien qu’abordant des notions qui nécessite une bonne compréhension des systèmes Linux elle permet d’avoir une vision globale du fonctionnement et de l’utilité des conteneurs. Notamment leur comparaison avec les Machines Virtuelles.</text:p>
      <text:p text:style-name="P37"/>
      <text:p text:style-name="P86"><text:span text:style-name="T30">L’auteur aborde la notion de « copy-on-write ». Il fournit un lien vers une explication technique de son fonctionnement. </text:span><text:span text:style-name="T34">C</text:span><text:span text:style-name="T30">ette </text:span><text:span text:style-name="T34">documentation</text:span><text:span text:style-name="T30"> nous permettra de comprendre que cette fonctionnalité n’est pas propre à Docker mais est bien </text:span><text:span text:style-name="T32">une </text:span><text:span text:style-name="T30">propriété des </text:span><text:span text:style-name="T33">drivers </text:span><text:span text:style-name="T35">du systèmes</text:span><text:span text:style-name="T33">.</text:span></text:p>
      <text:p text:style-name="P6"/>
      <text:list xml:id="list100104819077330" text:continue-numbering="true" text:style-name="L2">
        <text:list-item>
          <text:p text:style-name="P25"><text:span text:style-name="T43">L</text:span><text:span text:style-name="T28">ES PRINCIPES DE BASE DE DOCKER</text:span></text:p>
          <text:p text:style-name="P30"><text:span text:style-name="T42"/></text:p>
        </text:list-item>
      </text:list>
      <text:p text:style-name="P87">Il est a noté qu’à partir de <text:span text:style-name="T54">ce point</text:span>, l’intégralité de la documentation a été puisé<text:span text:style-name="T54">e</text:span> sur le site <text:a xlink:type="simple" xlink:href="https://docs.docker.com/" text:style-name="Internet_20_link" text:visited-style-name="Visited_20_Internet_20_Link">https://docs.docker.com</text:a>.</text:p>
      <text:p text:style-name="P53"><text:span text:style-name="T45">Une très grosse partie</text:span> du site a été refait<text:span text:style-name="T45">e</text:span> entre la réalisation de la présentation et la réalisation de cette bibliographie. Il s’agira donc <text:s/>d’une bibliographie constitué<text:span text:style-name="T54">e</text:span> à partir d’éléments n’ayant pas réellement servi à la rédaction de la présentation <text:span text:style-name="T53">mais qui servira de guide pour s’orienter dans un site web documentaire très foisonnant.</text:span></text:p>
      <text:p text:style-name="P9"/>
      <text:list xml:id="list100104230271731" text:continue-list="list100104819077330" text:style-name="L2">
        <text:list-item>
          <text:list>
            <text:list-item text:start-value="1">
              <text:p text:style-name="P3">Wh<text:span text:style-name="T48">at is Docker</text:span></text:p>
              <text:p text:style-name="P104"><text:a xlink:type="simple" xlink:href="https://fr.wikipedia.org/wiki/LXC" text:style-name="Internet_20_link" text:visited-style-name="Visited_20_Internet_20_Link">(</text:a><text:a xlink:type="simple" xlink:href="https://www.docker.com/what-docker)I" text:style-name="Internet_20_link" text:visited-style-name="Visited_20_Internet_20_Link"><text:span text:style-name="T48">https://www.docker.com/what-docker</text:span></text:a><text:a xlink:type="simple" xlink:href="https://www.docker.com/what-docker)I" text:style-name="Internet_20_link" text:visited-style-name="Visited_20_Internet_20_Link">)</text:a></text:p>
              <text:p text:style-name="P8"><text:span text:style-name="T36"/></text:p>
              <text:p text:style-name="P88"><text:span text:style-name="T37">C</text:span><text:span text:style-name="T30">ette page explique que Docker est l’outil le plus répandu pour construire des containers simplement . Elle détaille les avantages de l’isolation des applications pour :</text:span></text:p>
            </text:list-item>
          </text:list>
        </text:list-item>
      </text:list>
      <text:p text:style-name="P39"><text:span text:style-name="T30"/></text:p>
      <text:p text:style-name="P89"><text:span text:style-name="T30">- </text:span><text:span text:style-name="T41">Les développeurs :</text:span></text:p>
      <text:p text:style-name="P54"><text:span text:style-name="T30">La configuration des environnements n’est pas propre à la machine hôte mais aux plateformes conteneurisées . Ce qui facilite la coopération des développeurs ainsi que leur mobilité.</text:span></text:p>
      <text:p text:style-name="P90"><text:soft-page-break/><text:span text:style-name="T30">Exemple </text:span><text:span text:style-name="T38">donné</text:span><text:span text:style-name="T30">: Un nouveau développeur peut exécuter et tester un environnement de développement multi-applicatifs en quelques minutes, sans passer des heures à configurer son poste de travail pour </text:span><text:span text:style-name="T38">simplement</text:span><text:span text:style-name="T30"> </text:span><text:span text:style-name="T38">démarrer et </text:span><text:span text:style-name="T30">faire fonctionner les différents modules entre eux.</text:span></text:p>
      <text:p text:style-name="P54"><text:span text:style-name="T30"/></text:p>
      <text:p text:style-name="P59"><text:span text:style-name="T30">- Les </text:span><text:span text:style-name="T38">opérat</text:span><text:span text:style-name="T30">eurs :</text:span></text:p>
      <text:p text:style-name="P55"><text:span text:style-name="T30">L</text:span><text:span text:style-name="T38">es environnements d’exécution en développement, en pré-production et en production sont strictement identiques. Le fonctionnement d’un ensemble applicatif lors du passage de l’un à l’autre est garantie et ne nécessite aucune configuration.</text:span></text:p>
      <text:p text:style-name="P57"><text:span text:style-name="T30">La compilation, l’exécution des tests et la mise à l’échelle à chaud sont automatisables facilement.</text:span></text:p>
      <text:p text:style-name="P56"><text:span text:style-name="T30"/></text:p>
      <text:p text:style-name="P60"><text:span text:style-name="T30">- Les </text:span><text:span text:style-name="T39">entreprises</text:span><text:span text:style-name="T30"> :</text:span></text:p>
      <text:p text:style-name="P58"><text:span text:style-name="T30">L’ensemble permet aux entreprises d’augmenter leur réactivité vis à vis de la demande (nouvelles livraisons, pic ou diminution des accès) tout en réduisant les efforts </text:span><text:span text:style-name="T40">et les coûts</text:span><text:span text:style-name="T30">.</text:span></text:p>
      <text:p text:style-name="P33"/>
      <text:list xml:id="list100103853797441" text:continue-numbering="true" text:style-name="L2">
        <text:list-item>
          <text:list>
            <text:list-item>
              <text:p text:style-name="P105">Prise en main <text:span text:style-name="T63">(partie </text:span>1<text:span text:style-name="T63">)</text:span></text:p>
              <text:p text:style-name="P31"><text:a xlink:type="simple" xlink:href="https://fr.wikipedia.org/wiki/LXC" text:style-name="Internet_20_link" text:visited-style-name="Visited_20_Internet_20_Link"><text:span text:style-name="T49">(</text:span></text:a><text:a xlink:type="simple" xlink:href="https://docs.docker.com/get-started/" text:style-name="Internet_20_link" text:visited-style-name="Visited_20_Internet_20_Link"><text:span text:style-name="T51">https://docs.docker.com/get-started</text:span></text:a><text:a xlink:type="simple" xlink:href="https://www.docker.com/what-docker)I" text:style-name="Internet_20_link" text:visited-style-name="Visited_20_Internet_20_Link"><text:span text:style-name="T49">)</text:span></text:a></text:p>
            </text:list-item>
          </text:list>
        </text:list-item>
      </text:list>
      <text:p text:style-name="P10"/>
      <text:p text:style-name="P91">Cette page de prise <text:span text:style-name="T60">main </text:span>illustre très succinctement la notion de cont<text:span text:style-name="T61">eneu</text:span>r et leur différence avec les Machines Virtuelles. Elle fournit un lien vers la procédure pour l’installation de Docker sur son poste de travail.</text:p>
      <text:p text:style-name="P61">Si cette page apparaît dans la bibliographie c’est parce qu’elle contient la première mention de la notion d’Image Docker en tant que image statique de cont<text:span text:style-name="T62">e</text:span>ne<text:span text:style-name="T62">u</text:span>r.</text:p>
      <text:p text:style-name="P61">C’est ici qu’est défini pour la première fois la notion de container en tant que Image Docker en cours d’exécution. </text:p>
      <text:p text:style-name="P41"/>
      <text:list xml:id="list100104311070867" text:continue-numbering="true" text:style-name="L2">
        <text:list-item>
          <text:list>
            <text:list-item>
              <text:p text:style-name="P16"><text:span text:style-name="T56">Prise en main </text:span>(partie <text:span text:style-name="T72">2</text:span>) : Exemple de construction d’une image Docker</text:p>
              <text:p text:style-name="P32"><text:a xlink:type="simple" xlink:href="https://fr.wikipedia.org/wiki/LXC" text:style-name="Internet_20_link" text:visited-style-name="Visited_20_Internet_20_Link"><text:span text:style-name="T58">(</text:span></text:a><text:a xlink:type="simple" xlink:href="https://docs.docker.com/get-started/part2/" text:style-name="Internet_20_link" text:visited-style-name="Visited_20_Internet_20_Link"><text:span text:style-name="T59">https://docs.docker.com/get-started/part2</text:span></text:a><text:span text:style-name="T71">)</text:span></text:p>
            </text:list-item>
          </text:list>
          <text:p text:style-name="P21"/>
          <text:list text:continue-numbering="true">
            <text:list-header>
              <text:p text:style-name="P92">Il s’agit de la page de documentation la plus riche pour la compréhension des bases de Docker.</text:p>
              <text:p text:style-name="P62"/>
              <text:p text:style-name="P62">Elle présente étape par étape la construction d’une image docker, son exécution et sa publication sur <text:span text:style-name="T68">une base</text:span> <text:span text:style-name="T64">publique, ou privée,</text:span> <text:span text:style-name="T64">de </text:span>dépôt <text:span text:style-name="T64">des images. Ce petit tutoriel fait comprendre par la pratique à l’aide d’un exemple simple et concret les notions fondamentales suivantes :</text:span></text:p>
            </text:list-header>
          </text:list>
        </text:list-item>
      </text:list>
      <text:p text:style-name="P63"/>
      <text:p text:style-name="P63">- <text:span text:style-name="T68">Une image Docker est l’image d’un environnement d’exécution.</text:span></text:p>
      <text:p text:style-name="P63">- <text:span text:style-name="T65">Un fichier « Dockerfile » contient une succession de commandes qui construisent étape par étape une image Docker.</text:span></text:p>
      <text:p text:style-name="P63">- <text:span text:style-name="T66">Une image Docker est construite sur les bases d’une autre image qui est elle-même disponible sur le dépôt.</text:span></text:p>
      <text:p text:style-name="P63">- <text:span text:style-name="T66">Les commandes pour construire une image Docker permettent d’installer les dépendances et les fichiers nécessaires au bon fonctionnement des conteneurs qui seront exécutés à partir de cette image.</text:span></text:p>
      <text:p text:style-name="P63">- <text:span text:style-name="T66">Les ports exposés par un conteneur sont définis dans le fichier « Dockerfile ».</text:span></text:p>
      <text:p text:style-name="P64">- Le processus devant être démarrer lors de l’exécution d’un conteneur <text:span text:style-name="T67">est défini par la dernière commande du fichier « Dockerfile ».</text:span></text:p>
      <text:p text:style-name="P93"><text:soft-page-break/>- <text:span text:style-name="T66">Lors de la construction d’une image à partir d’un « Dockerfile », on peut lui donner un nom et une version.</text:span></text:p>
      <text:p text:style-name="P63">- <text:span text:style-name="T67">Une fois construite, une image peut être publiée sur un dépôt pour ensuite être exécutée depuis n’importe qu’elle plateforme Docker.</text:span></text:p>
      <text:p text:style-name="P63"/>
      <text:p text:style-name="P65">En plus de ces notions fondamentales le tutoriel récapitule la liste des commandes permettant de :</text:p>
      <text:p text:style-name="P65">- gérer les images installées sur son poste local</text:p>
      <text:p text:style-name="P65">- gérer les conteneurs <text:span text:style-name="T70">présents</text:span> sur son poste local</text:p>
      <text:p text:style-name="P63"/>
      <text:p text:style-name="P65">On comprend grâce à la présentation de ces commandes, qu’un conteneur qui a été exécuté à partir d’une image, <text:span text:style-name="T69">peut être arrêté et redémarré. Il n’est pas forcément en cours d’exécution.</text:span></text:p>
      <text:p text:style-name="P66">Il est aussi fait mention du fait qu’un conteneur peut être démarrer en tâche de fond sans bloquer la console courante.</text:p>
      <text:list xml:id="list100104732497335" text:continue-numbering="true" text:style-name="L2">
        <text:list-item>
          <text:list>
            <text:list-header>
              <text:p text:style-name="P11"/>
            </text:list-header>
            <text:list-item>
              <text:p text:style-name="P17">Documentation de référence pour la construction d’une image Docker</text:p>
              <text:p text:style-name="P12"><text:a xlink:type="simple" xlink:href="https://fr.wikipedia.org/wiki/LXC" text:style-name="Internet_20_link" text:visited-style-name="Visited_20_Internet_20_Link"><text:span text:style-name="T49">(</text:span></text:a><text:a xlink:type="simple" xlink:href="https://docs.docker.com/engine/reference/builder/" text:style-name="Internet_20_link" text:visited-style-name="Visited_20_Internet_20_Link"><text:span text:style-name="T52">https://docs.docker.com/engine/reference/builder/</text:span></text:a><text:span text:style-name="T52">)</text:span></text:p>
            </text:list-item>
          </text:list>
        </text:list-item>
      </text:list>
      <text:p text:style-name="P22"/>
      <text:p text:style-name="P94">Cette page est la page documentation de référence des commandes utilisables dans un fichier Dockerfile.</text:p>
      <text:p text:style-name="P67"/>
      <text:p text:style-name="P67">Elle présente la syntaxe et le fonctionnement de chaque commande disponible lors de la rédaction d’un fichier « Dockerfile ». Ce dictionnaire est un outil de référence inutile pour le tutoriel de prise en main, mais indispensable pour tout autre projet.</text:p>
      <text:p text:style-name="P67"/>
      <text:p text:style-name="P67">Il permet de comprendre comment sont construites les images sur lesquelles seront basées les nôtres. <text:span text:style-name="T73">Sa lecture complète permet également de prendre conscience de comportements très spécifiques dans l’utilisation combinée des commandes « CMD » et « ENTRYPOINT », <text:s/>qui de surcroît, peuvent être surchargées lors du démarrage des conteneurs.</text:span></text:p>
      <text:p text:style-name="P67"/>
      <text:p text:style-name="P68">Ces connaissances sont précieuses lors de la récupération sur internet <text:span text:style-name="T74">d’exemples</text:span> <text:span text:style-name="T75">qui </text:span>serv<text:span text:style-name="T75">e</text:span>nt de base de travail.</text:p>
      <text:p text:style-name="P13"/>
      <text:list xml:id="list100105003995880" text:continue-numbering="true" text:style-name="L2">
        <text:list-item>
          <text:list>
            <text:list-item>
              <text:p text:style-name="P18">Principes de fonctionnement de la construction des images</text:p>
              <text:p text:style-name="P14"><text:span text:style-name="T49">(</text:span><text:a xlink:type="simple" xlink:href="https://docs.docker.com/engine/userguide/storagedriver/imagesandcontainers/" text:style-name="Internet_20_link" text:visited-style-name="Visited_20_Internet_20_Link"><text:span text:style-name="T49">https://docs.docker.com/engine/userguide/storagedriver/imagesandcontainers/</text:span></text:a><text:span text:style-name="T49">)</text:span></text:p>
            </text:list-item>
          </text:list>
        </text:list-item>
      </text:list>
      <text:p text:style-name="P44"/>
      <text:p text:style-name="P95">Cette documentation, <text:span text:style-name="T76">décomposée en quatre parties, explique de façon détaillée à l’aide de textes et de schémas, le principe de fonctionnement mis en œuvre lors de la construction d’une image Docker :</text:span></text:p>
      <text:p text:style-name="P69"/>
      <text:p text:style-name="P73"><text:span text:style-name="T78">- </text:span><text:span text:style-name="T76">La décomposition en couches :</text:span></text:p>
      <text:p text:style-name="P70">Chaque commande présente dans un « Dockerfile » donne lieu à la création d’une nouvelle couche de donnée<text:span text:style-name="T81">s</text:span> qui représente la différence entre le système de fichiers de l’image avant l’exécution de la commande et le système de fichiers de l’image, après l’exécution de la commande.</text:p>
      <text:p text:style-name="P70">Chacune de ces couches est accessible uniquement en lecture seule et ne peut pas être modifiée par les conteneurs issus de l’image construite. <text:span text:style-name="T81">Chaque couche est identifiée par une clé issus du « hachage » de son contenu.</text:span></text:p>
      <text:p text:style-name="P71"><text:soft-page-break/>C’est de « driver » de stockage configuré pour Docker qui est responsable de fournir une vision unifiée du système de fichiers de l’image <text:span text:style-name="T80">construite.</text:span></text:p>
      <text:p text:style-name="P71"><text:span text:style-name="T81">A la création d’un conteneur issus d’une image, <text:s/>une nouvelle couche permettant la lecture et l’écriture et créée. Cette couche n’appartient que au conteneur en question est lui permet d’effectuer toute les opérations d’écriture dont il a besoin. Cette couche n’est pas identifié par une clé de « hachage » mais par un identifiant aléatoire.</text:span></text:p>
      <text:p text:style-name="P69"/>
      <text:p text:style-name="P73"><text:span text:style-name="T78">- </text:span><text:span text:style-name="T76">Le partage des couches :</text:span></text:p>
      <text:p text:style-name="P72">qsdfqsdfqsf</text:p>
      <text:p text:style-name="P72"/>
      <text:p text:style-name="P73"><text:span text:style-name="T77">- </text:span><text:span text:style-name="T76">Le mécanisme de « copy-on-write » :</text:span></text:p>
      <text:p text:style-name="P73"><text:span text:style-name="T77">- </text:span><text:span text:style-name="T79">Les volumes de données :</text:span></text:p>
      <text:p text:style-name="P72">sdfsqdf</text:p>
      <text:p text:style-name="P15"/>
      <text:list xml:id="list100104808188983" text:continue-numbering="true" text:style-name="L2">
        <text:list-item>
          <text:list>
            <text:list-item>
              <text:p text:style-name="P19">bgkjkjhkhjk</text:p>
              <text:p text:style-name="P96">qsdfqsfsq</text:p>
            </text:list-item>
            <text:list-item>
              <text:p text:style-name="P20">qsdfsqdfqsdfqsd</text:p>
              <text:p text:style-name="P97">qsdfqsdf</text:p>
            </text:list-item>
            <text:list-item>
              <text:p text:style-name="P20">qsdfsqdfqsdf</text:p>
              <text:p text:style-name="P97">qsdfqsdfqsdf</text:p>
            </text:list-item>
            <text:list-item>
              <text:p text:style-name="P20">qsdfqsdfqsdfqsdf</text:p>
              <text:p text:style-name="P97">qsdqsdfqsdfqs</text:p>
            </text:list-item>
            <text:list-item>
              <text:p text:style-name="P20">qsdfqsdfqsdfqsfd</text:p>
              <text:p text:style-name="P97">qsdfqsdfqf</text:p>
            </text:list-item>
            <text:list-item>
              <text:p text:style-name="P20">qsdfqsdfdqsf</text:p>
              <text:p text:style-name="P97">qsdfqsdfqsdsqf</text:p>
            </text:list-item>
          </text:list>
          <text:p text:style-name="P5"/>
        </text:list-item>
        <text:list-item>
          <text:p text:style-name="P26">GÉRER ET DÉPLOYER DES SERVICES AU SEIN D’UN CLUSTER</text:p>
          <text:p text:style-name="P7"/>
        </text:list-item>
        <text:list-item>
          <text:p text:style-name="P26">GÉRER SES MACHINES DOCKER SUR LE CLOU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Standard_20__28_user_29_" style:display-name="Standard (user)"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Header" style:family="paragraph" style:parent-style-name="Standard" style:class="extra"/>
    <style:style style:name="Heading_20_2" style:display-name="Heading 2" style:family="paragraph" style:parent-style-name="Heading" style:class="text"/>
    <style:style style:name="Foot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b2a7c" officeooo:paragraph-rsid="001b2a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HUBER Charles</text:p>
        <text:p text:style-name="MP1">SMB215 CNAM 2016/2017</text:p>
      </style:header>
      <style:footer>
        <text:p text:style-name="Footer"><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20:21:31.547641755</meta:creation-date>
    <dc:date>2017-05-01T10:01:02.942440900</dc:date>
    <meta:editing-duration>P4DT4H21M29S</meta:editing-duration>
    <meta:editing-cycles>112</meta:editing-cycles>
    <meta:generator>LibreOffice/5.1.6.2$Linux_X86_64 LibreOffice_project/10m0$Build-2</meta:generator>
    <meta:document-statistic meta:table-count="0" meta:image-count="0" meta:object-count="0" meta:page-count="5" meta:paragraph-count="104" meta:word-count="1606" meta:character-count="10796" meta:non-whitespace-character-count="9302"/>
  </office:meta>
</office:document-meta>
</file>